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94cm" fo:keep-together="auto"/>
    </style:style>
    <style:style style:name="Tabulka1.5" style:family="table-row">
      <style:table-row-properties style:min-row-height="1.302cm" fo:keep-together="auto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Standard">
      <style:text-properties officeooo:rsid="003b4748" officeooo:paragraph-rsid="003b4748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fo:background-color="transparent"/>
    </style:style>
    <style:style style:name="P9" style:family="paragraph" style:parent-style-name="Table_20_Contents">
      <style:text-properties officeooo:rsid="001c732f" officeooo:paragraph-rsid="001c732f" fo:background-color="transparent"/>
    </style:style>
    <style:style style:name="P10" style:family="paragraph" style:parent-style-name="Table_20_Contents">
      <style:text-properties officeooo:paragraph-rsid="0027fb88" fo:background-color="transparent"/>
    </style:style>
    <style:style style:name="P11" style:family="paragraph" style:parent-style-name="Table_20_Contents">
      <style:text-properties officeooo:paragraph-rsid="002b799c" fo:background-color="transparent"/>
    </style:style>
    <style:style style:name="P12" style:family="paragraph" style:parent-style-name="Table_20_Contents">
      <style:text-properties officeooo:rsid="004259e9" officeooo:paragraph-rsid="004259e9" fo:background-color="transparent"/>
    </style:style>
    <style:style style:name="P13" style:family="paragraph" style:parent-style-name="Table_20_Contents">
      <style:text-properties officeooo:paragraph-rsid="004259e9" fo:background-color="transparent"/>
    </style:style>
    <style:style style:name="P14" style:family="paragraph" style:parent-style-name="Table_20_Contents">
      <style:text-properties officeooo:rsid="001ee474" officeooo:paragraph-rsid="001ee474"/>
    </style:style>
    <style:style style:name="P15" style:family="paragraph" style:parent-style-name="Table_20_Contents">
      <style:text-properties fo:font-weight="normal" style:font-weight-asian="normal" style:font-weight-complex="normal"/>
    </style:style>
    <style:style style:name="P16" style:family="paragraph" style:parent-style-name="Table_20_Contents">
      <style:text-properties fo:language="cs" fo:country="CZ" style:language-complex="ar" style:country-complex="SA"/>
    </style:style>
    <style:style style:name="P17" style:family="paragraph" style:parent-style-name="Table_20_Contents">
      <style:paragraph-properties fo:text-align="start" style:justify-single-word="false"/>
      <style:text-properties fo:language="cs" fo:country="CZ" style:language-complex="ar" style:country-complex="SA"/>
    </style:style>
    <style:style style:name="P18" style:family="paragraph" style:parent-style-name="Table_20_Contents">
      <style:paragraph-properties fo:text-align="start" style:justify-single-word="false"/>
      <style:text-properties fo:language="cs" fo:country="CZ" officeooo:paragraph-rsid="0006b85d" style:language-complex="ar" style:country-complex="SA"/>
    </style:style>
    <style:style style:name="P19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20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21" style:family="paragraph" style:parent-style-name="Standard" style:list-style-name="L1">
      <style:text-properties officeooo:rsid="0027fb88" officeooo:paragraph-rsid="0027fb88"/>
    </style:style>
    <style:style style:name="P22" style:family="paragraph" style:parent-style-name="Standard" style:master-page-name="Standard">
      <style:paragraph-properties fo:text-align="end" style:justify-single-word="false" style:page-number="auto"/>
    </style:style>
    <style:style style:name="P23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color="#000000" fo:font-size="11pt" fo:language="cs" fo:country="CZ" officeooo:rsid="004259e9" officeooo:paragraph-rsid="004259e9" style:font-size-asian="11pt" style:font-size-complex="11pt" style:language-complex="ar" style:country-complex="SA"/>
    </style:style>
    <style:style style:name="P24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27fb88"/>
    </style:style>
    <style:style style:name="T12" style:family="text">
      <style:text-properties officeooo:rsid="002cbf8a"/>
    </style:style>
    <style:style style:name="T13" style:family="text">
      <style:text-properties officeooo:rsid="002efc25"/>
    </style:style>
    <style:style style:name="T14" style:family="text">
      <style:text-properties officeooo:rsid="003db6ce"/>
    </style:style>
    <style:style style:name="T15" style:family="text">
      <style:text-properties officeooo:rsid="0006b85d"/>
    </style:style>
    <style:style style:name="T16" style:family="text">
      <style:text-properties fo:language="en" fo:country="US" officeooo:rsid="0006b85d"/>
    </style:style>
    <style:style style:name="T17" style:family="text">
      <style:text-properties fo:language="en" fo:country="US" officeooo:rsid="004259e9"/>
    </style:style>
    <style:style style:name="T18" style:family="text">
      <style:text-properties officeooo:rsid="000b938a"/>
    </style:style>
    <style:style style:name="T19" style:family="text">
      <style:text-properties officeooo:rsid="004259e9"/>
    </style:style>
    <style:style style:name="T20" style:family="text">
      <style:text-properties officeooo:rsid="0043f149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p. zn. <text:span text:style-name="T11">5722</text:span></text:p>
      <text:p text:style-name="P20">Dodatek č. <text:span text:style-name="T13">1</text:span></text:p>
      <text:p text:style-name="P5">Smluvní strany uzavírají <text:span text:style-name="T11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6"><text:span text:style-name="T8">Zadavatel</text:span>:</text:p>
          </table:table-cell>
          <table:table-cell table:style-name="Tabulka1.A1" office:value-type="string">
            <text:p text:style-name="P17"><text:span text:style-name="T8">Česká pirátská strana, </text:span>organizační složka: <text:span text:style-name="T18">Republikové předsednictvo</text:span></text:p>
            <text:p text:style-name="P18">zastoupena: <text:span text:style-name="T15">Mgr. et Mgr. Jakubem Michálkem</text:span>, <text:span text:style-name="T18">místopředsedou</text:span></text:p>
            <text:p text:style-name="P18">e-mail: <text:span text:style-name="T15">jakub.michalek</text:span><text:span text:style-name="T16">@pirati.cz</text:span></text:p>
            <text:p text:style-name="P17">kontakt: <text:span text:style-name="T17">PeaDr. Ivo Vašíček, ivo.vasicek@pirati.cz</text:span></text:p>
          </table:table-cell>
        </table:table-row>
        <table:table-row table:style-name="Tabulka1.2">
          <table:table-cell table:style-name="Tabulka1.A1" office:value-type="string">
            <text:p text:style-name="P16"><text:span text:style-name="T8">Dodavatel</text:span>:</text:p>
          </table:table-cell>
          <table:table-cell table:style-name="Tabulka1.A1" office:value-type="string">
            <text:p text:style-name="P23">Jaromír Beránek</text:p>
            <text:p text:style-name="P23">Trvale bytem: Daškova 3080/5, 143 00 Praha, Narozen: 14.5.1986</text:p>
          </table:table-cell>
        </table:table-row>
        <table:table-row table:style-name="Tabulka1.3">
          <table:table-cell table:style-name="Tabulka1.A1" office:value-type="string">
            <text:list xml:id="list443397902777499183" text:style-name="L1">
              <text:list-header>
                <text:p text:style-name="P24">Důvod dodatku:</text:p>
              </text:list-header>
            </text:list>
          </table:table-cell>
          <table:table-cell table:style-name="Tabulka1.B3" office:value-type="string">
            <text:list xml:id="list164017374905445" text:continue-numbering="true" text:style-name="L1">
              <text:list-item>
                <text:p text:style-name="P21">Změna – upřesnění odměny </text:p>
              </text:list-item>
            </text:list>
            <text:p text:style-name="P4"/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4">ČR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2">Od 1.<text:span text:style-name="T20">1</text:span>.2017 do 28.2.2017</text:p>
            <text:p text:style-name="P10">• paušální odměna za pohotovost: 1500 Kč měsíčně </text:p>
            <text:p text:style-name="P10">• hodinová odměna: <text:span text:style-name="T14">100</text:span> Kč </text:p>
            <text:p text:style-name="P10">• úkolová odměna: až <text:span text:style-name="T14">4</text:span> 000 Kč měsíčně</text:p>
            <text:p text:style-name="P12">Od 1.3.2017</text:p>
            <text:p text:style-name="P13">• paušální odměna za pohotovost: <text:span text:style-name="T19">30</text:span>00 Kč měsíčně </text:p>
            <text:p text:style-name="P13">• úkolová odměna: až <text:span text:style-name="T19">5</text:span> 000 Kč měsíčně</text:p>
            <text:p text:style-name="P11"/>
          </table:table-cell>
        </table:table-row>
        <table:table-row table:style-name="Tabulka1.1">
          <table:table-cell table:style-name="Tabulka1.A1" office:value-type="string">
            <text:p text:style-name="Table_20_Contents"/>
          </table:table-cell>
          <table:table-cell table:style-name="Tabulka1.A1" office:value-type="string">
            <text:p text:style-name="P9"/>
          </table:table-cell>
        </table:table-row>
      </table:table>
      <text:p text:style-name="P6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7">Potvrzení</text:p>
          </table:table-cell>
          <table:table-cell table:style-name="Tabulka2.A1" office:value-type="string">
            <text:p text:style-name="P7">Den</text:p>
          </table:table-cell>
          <table:table-cell table:style-name="Tabulka2.A1" office:value-type="string">
            <text:p text:style-name="Table_20_Contents"><text:span text:style-name="T8">Za zadavatele</text:span><text:span text:style-name="T9">:</text:span></text:p>
          </table:table-cell>
          <table:table-cell table:style-name="Tabulka2.A1" office:value-type="string">
            <text:p text:style-name="Table_20_Contents"><text:span text:style-name="T8">Za dodavatele</text:span><text:span text:style-name="T9">:</text:span></text:p>
            <text:p text:style-name="P15"/>
            <text:p text:style-name="P15"/>
          </table:table-cell>
        </table:table-row>
        <table:table-row table:style-name="Tabulka2.2">
          <table:table-cell table:style-name="Tabulka2.A1" office:value-type="string">
            <text:p text:style-name="Table_20_Contents">Uzavření <text:span text:style-name="T12">dodatku</text:span>:</text:p>
          </table:table-cell>
          <table:table-cell table:style-name="Tabulka2.A1" office:value-type="string">
            <text:p text:style-name="P8"><text:s/><text:span text:style-name="T11">18.3.</text:span> 201<text:span text:style-name="T11">7</text:span>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3-18T16:40:16.156723356</dc:date>
    <meta:editing-cycles>125</meta:editing-cycles>
    <meta:editing-duration>P24DT15H14M40S</meta:editing-duration>
    <meta:generator>LibreOffice/5.1.6.2$Linux_X86_64 LibreOffice_project/10m0$Build-2</meta:generator>
    <meta:print-date>2017-03-18T14:04:26.776147494</meta:print-date>
    <meta:document-statistic meta:table-count="2" meta:image-count="1" meta:object-count="0" meta:page-count="1" meta:paragraph-count="36" meta:word-count="199" meta:character-count="1377" meta:non-whitespace-character-count="1207"/>
    <meta:user-defined meta:name="Informace 1"/>
    <meta:user-defined meta:name="Informace 2"/>
    <meta:user-defined meta:name="Informace 3"/>
    <meta:user-defined meta:name="Informace 4"/>
  </office:meta>
</office:document-meta>
</file>